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language="fr" fo:country="FR" officeooo:rsid="00162ad6" officeooo:paragraph-rsid="00162ad6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fo:language="fr" fo:country="FR" officeooo:rsid="0017820f" officeooo:paragraph-rsid="00162ad6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language="fr" fo:country="FR" officeooo:rsid="0017820f" officeooo:paragraph-rsid="0017820f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language="fr" fo:country="FR" officeooo:rsid="001d67ef" officeooo:paragraph-rsid="001d67ef" style:font-size-asian="12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language="fr" fo:country="FR" officeooo:rsid="009ac19b" officeooo:paragraph-rsid="009ac19b" fo:background-color="#dde8cb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language="fr" fo:country="FR" officeooo:rsid="00300310" officeooo:paragraph-rsid="00300310" fo:background-color="#ffffff" style:font-size-asian="12pt" style:font-size-complex="12pt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language="fr" fo:country="FR" officeooo:rsid="0090624a" officeooo:paragraph-rsid="0090f6b8" fo:background-color="#ffffff" style:font-size-asian="12pt" style:font-size-complex="12pt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language="fr" fo:country="FR" officeooo:rsid="0090f6b8" officeooo:paragraph-rsid="0090f6b8" fo:background-color="#ffffff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language="fr" fo:country="FR" officeooo:rsid="00494677" officeooo:paragraph-rsid="00494677" fo:background-color="#ffffff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fo:language="fr" fo:country="FR" officeooo:rsid="009a8cf0" officeooo:paragraph-rsid="009a8cf0" fo:background-color="#ffffff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fo:language="fr" fo:country="FR" officeooo:rsid="00b33cba" officeooo:paragraph-rsid="0093d157" fo:background-color="#ffffff" style:font-size-asian="12pt" style:font-size-complex="12pt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language="fr" fo:country="FR" officeooo:rsid="0090624a" officeooo:paragraph-rsid="0090624a" fo:background-color="#dee7e5" style:font-size-asian="12pt" style:font-size-complex="12pt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language="fr" fo:country="FR" officeooo:rsid="0090f6b8" officeooo:paragraph-rsid="0090f6b8" fo:background-color="#dee7e5" style:font-size-asian="12pt" style:font-size-complex="12pt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fo:language="fr" fo:country="FR" officeooo:rsid="0093d157" officeooo:paragraph-rsid="0093d157" fo:background-color="#dee7e5" style:font-size-asian="12pt" style:font-size-complex="12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language="fr" fo:country="FR" officeooo:rsid="009ca015" officeooo:paragraph-rsid="00c538c4" fo:background-color="#dee7e5" style:font-size-asian="12pt" style:font-size-complex="12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language="fr" fo:country="FR" officeooo:rsid="00c67d25" officeooo:paragraph-rsid="00c67d25" fo:background-color="#dee7e5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8pt" fo:language="fr" fo:country="FR" fo:font-weight="bold" officeooo:rsid="0017820f" officeooo:paragraph-rsid="0017820f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8pt" fo:language="fr" fo:country="FR" fo:font-weight="bold" officeooo:rsid="0072b920" officeooo:paragraph-rsid="0072b920" fo:background-color="#ffffff" style:font-size-asian="18pt" style:font-weight-asian="bold" style:font-size-complex="18pt" style:font-weight-complex="bold"/>
    </style:style>
    <style:style style:name="P19" style:family="paragraph" style:parent-style-name="Standard">
      <style:text-properties fo:language="fr" fo:country="FR" officeooo:rsid="001552b6" officeooo:paragraph-rsid="001552b6"/>
    </style:style>
    <style:style style:name="P20" style:family="paragraph" style:parent-style-name="Standard">
      <style:paragraph-properties fo:text-align="center" style:justify-single-word="false"/>
      <style:text-properties fo:font-size="16pt" fo:language="fr" fo:country="FR" officeooo:rsid="001552b6" officeooo:paragraph-rsid="001552b6" style:font-size-asian="16pt" style:font-size-complex="16pt"/>
    </style:style>
    <style:style style:name="P21" style:family="paragraph" style:parent-style-name="Standard">
      <style:paragraph-properties fo:text-align="center" style:justify-single-word="false"/>
      <style:text-properties fo:font-size="16pt" fo:language="fr" fo:country="FR" officeooo:rsid="007c093c" officeooo:paragraph-rsid="007c093c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fo:font-size="16pt" fo:language="fr" fo:country="FR" officeooo:rsid="00162ad6" officeooo:paragraph-rsid="00162ad6" style:font-size-asian="16pt" style:font-size-complex="16pt"/>
    </style:style>
    <style:style style:name="P23" style:family="paragraph" style:parent-style-name="Standard" style:list-style-name="L1">
      <style:paragraph-properties fo:text-align="start" style:justify-single-word="false"/>
      <style:text-properties fo:color="#ff0000" fo:font-size="12pt" fo:language="fr" fo:country="FR" fo:font-weight="bold" officeooo:rsid="009ac19b" officeooo:paragraph-rsid="009ac19b" fo:background-color="#eeeeee" style:font-size-asian="12pt" style:font-weight-asian="bold" style:font-size-complex="12pt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fo:color="#ff0000" fo:font-size="12pt" fo:language="fr" fo:country="FR" fo:font-weight="bold" officeooo:rsid="009ca015" officeooo:paragraph-rsid="00c538c4" fo:background-color="#eeeeee" style:font-size-asian="12pt" style:font-weight-asian="bold" style:font-size-complex="12pt" style:font-weight-complex="bold"/>
    </style:style>
    <style:style style:name="P25" style:family="paragraph">
      <style:paragraph-properties fo:text-align="center"/>
    </style:style>
    <style:style style:name="P26" style:family="paragraph">
      <loext:graphic-properties draw:fill-color="#bbe33d"/>
      <style:paragraph-properties fo:text-align="center"/>
      <style:text-properties fo:font-size="22pt" style:font-size-asian="22pt" style:font-size-complex="22pt"/>
    </style:style>
    <style:style style:name="T1" style:family="text">
      <style:text-properties officeooo:rsid="007c093c"/>
    </style:style>
    <style:style style:name="T2" style:family="text">
      <style:text-properties officeooo:rsid="008e6c21"/>
    </style:style>
    <style:style style:name="T3" style:family="text">
      <style:text-properties officeooo:rsid="009078cd"/>
    </style:style>
    <style:style style:name="T4" style:family="text">
      <style:text-properties officeooo:rsid="0090f6b8"/>
    </style:style>
    <style:style style:name="T5" style:family="text">
      <style:text-properties officeooo:rsid="00986abf"/>
    </style:style>
    <style:style style:name="T6" style:family="text">
      <style:text-properties officeooo:rsid="009ba799"/>
    </style:style>
    <style:style style:name="T7" style:family="text">
      <style:text-properties officeooo:rsid="00a122bd"/>
    </style:style>
    <style:style style:name="T8" style:family="text">
      <style:text-properties officeooo:rsid="00b14cfe"/>
    </style:style>
    <style:style style:name="T9" style:family="text">
      <style:text-properties officeooo:rsid="00b2d683"/>
    </style:style>
    <style:style style:name="T10" style:family="text">
      <style:text-properties fo:font-size="22pt" style:font-size-asian="22pt" style:font-size-complex="2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bbe33d" draw:textarea-horizontal-align="justify" draw:textarea-vertical-align="middle" draw:auto-grow-height="false" fo:min-height="1.4008in" fo:min-width="4.9425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9"><draw:custom-shape text:anchor-type="paragraph" draw:z-index="0" draw:name="Shape1" draw:style-name="gr1" draw:text-style-name="P26" svg:width="5.0941in" svg:height="1.5524in" svg:x="0.9256in" svg:y="1.6882in"><text:p text:style-name="P25"><text:span text:style-name="T10">Rapport du <text:s/>R31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" draw:name="Shape2" draw:style-name="gr2" draw:text-style-name="P25" svg:x1="0.3807in" svg:y1="4.4354in" svg:x2="6.5098in" svg:y2="4.4354in"><text:p/></draw:line><draw:line text:anchor-type="paragraph" draw:z-index="2" draw:name="Shape2" draw:style-name="gr2" draw:text-style-name="P25" svg:x1="0.3807in" svg:y1="6.7976in" svg:x2="6.5098in" svg:y2="6.7976in"><text:p/></draw:lin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1"><text:s/>R31</text:p>
      <text:p text:style-name="P22"/>
      <text:p text:style-name="P22"/>
      <text:p text:style-name="P22"/>
      <text:p text:style-name="P1">Version 1 le <text:span text:style-name="T1">2 mai </text:span>2019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/text:p>
      <text:p text:style-name="P2"/>
      <text:p text:style-name="P2"/>
      <text:p text:style-name="P2"/>
      <text:p text:style-name="P17">I. <text:span text:style-name="T1">Objectif R31</text:span></text:p>
      <text:list xml:id="list1593615036" text:style-name="L1">
        <text:list-header>
          <text:p text:style-name="P5"/>
        </text:list-header>
        <text:list-item>
          <text:p text:style-name="P23">Il a pour objectif d’accompagner les utilisateurs, <text:span text:style-name="T6">prescipteurs et installateurs</text:span> dans la conduite d’un projet de télésurveillance d’un site.</text:p>
        </text:list-item>
        <text:list-item>
          <text:p text:style-name="P15">Il définit en particulier les exigences techniques ou organisationnelles auxquelles doivent répondre les stations de télésurveillance <text:span text:style-name="T7">qui reçoivent et traitent les informations correspondant à un évènement identifié relatif à la sécurité des biens et des personnes (incendie, intrusion, anomalie technique) à la vidéosurveillance et au contrôle d’accès </text:span></text:p>
        </text:list-item>
        <text:list-item>
          <text:p text:style-name="P24"><text:span text:style-name="T7">pour garantir leur efficacité dans toutes les circonstances préalabblement établies.</text:span></text:p>
        </text:list-item>
        <text:list-item>
          <text:p text:style-name="P16">Pour s’assurer de la qualité de la télésurveillance.</text:p>
        </text:list-item>
      </text:list>
      <text:p text:style-name="P6"/>
      <text:p text:style-name="P18">II. <text:span text:style-name="T2">Normes et Référentiels</text:span></text:p>
      <text:list xml:id="list2148190795" text:style-name="L2">
        <text:list-item>
          <text:p text:style-name="P12"><text:span text:style-name="T4">R</text:span>3<text:span text:style-name="T4">1</text:span>: <text:span text:style-name="T4">Télésurveillance</text:span> <text:span text:style-name="T5">(règles de prescription)</text:span></text:p>
        </text:list-item>
        <text:list-item>
          <text:p text:style-name="P7">D32: <text:span text:style-name="T3">Cybersécurité. Document technique pour l’installation de systèmes de sécurité ou de sureté sur un réseau informatique.</text:span></text:p>
        </text:list-item>
        <text:list-item>
          <text:p text:style-name="P13">R81: Détection d’intrusion. <text:span text:style-name="T8">Règles d’installation.</text:span></text:p>
        </text:list-item>
        <text:list-item>
          <text:p text:style-name="P8">R82: Vidéosurveillance.<text:span text:style-name="T8">Règles d’installation.</text:span></text:p>
        </text:list-item>
        <text:list-item>
          <text:p text:style-name="P14">D83: Contrôle d’accès. <text:span text:style-name="T9">Document technique pour la conception et l’installation .</text:span></text:p>
        </text:list-item>
      </text:list>
      <text:p text:style-name="P11"/>
      <text:p text:style-name="P6"/>
      <text:p text:style-name="P9">X. Annexes</text:p>
      <text:p text:style-name="P10">CNPP: Centre national de prévention et protection</text:p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22:03:44.435439113</meta:creation-date>
    <meta:generator>LibreOffice/6.1.5.2$Linux_X86_64 LibreOffice_project/10$Build-2</meta:generator>
    <dc:date>2019-05-02T14:19:14.923373047</dc:date>
    <meta:editing-duration>PT4H55M4S</meta:editing-duration>
    <meta:editing-cycles>70</meta:editing-cycles>
    <meta:document-statistic meta:table-count="0" meta:image-count="0" meta:object-count="0" meta:page-count="2" meta:paragraph-count="16" meta:word-count="158" meta:character-count="1110" meta:non-whitespace-character-count="975"/>
  </office:meta>
</office:document-meta>
</file>